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Sync specification:</text:p>
      <text:p text:style-name="Standard"/>
      <text:list xml:id="list1423795301" text:style-name="L1">
        <text:list-item>
          <text:p text:style-name="P1">Backup progress monitor</text:p>
        </text:list-item>
        <text:list-item>
          <text:p text:style-name="P1">Backup start GUI</text:p>
        </text:list-item>
        <text:list-item>
          <text:p text:style-name="P1">Local log viewer</text:p>
        </text:list-item>
        <text:list-item>
          <text:p text:style-name="P1">Restore utility</text:p>
        </text:list-item>
        <text:list-item>
          <text:p text:style-name="P1">Configuration utility</text:p>
        </text:list-item>
        <text:list-item>
          <text:p text:style-name="P1">Database attached to root backup folder describing contents:</text:p>
        </text:list-item>
        <text:list-item>
          <text:p text:style-name="P1">Rsync style filter rule parser</text:p>
        </text:list-item>
        <text:list-item>
          <text:p text:style-name="P1">Automatically turn on remote computer being copied to.</text:p>
        </text:list-item>
      </text:list>
      <text:p text:style-name="Standard"/>
      <text:p text:style-name="Standard">Backup methods:</text:p>
      <text:list xml:id="list573159617" text:style-name="L2">
        <text:list-item>
          <text:p text:style-name="P2">rsync</text:p>
        </text:list-item>
        <text:list-item>
          <text:p text:style-name="P2">cdrom</text:p>
        </text:list-item>
        <text:list-item>
          <text:p text:style-name="P2">local</text:p>
        </text:list-item>
      </text:list>
      <text:p text:style-name="Standard"/>
      <text:p text:style-name="Standard">Features:</text:p>
      <text:list xml:id="list1799592214" text:style-name="L3">
        <text:list-item>
          <text:p text:style-name="P3">Shadow volume on windows XP</text:p>
        </text:list-item>
      </text:list>
      <text:p text:style-name="Standard"/>
      <text:p text:style-name="Standard"/>
      <text:p text:style-name="Standard">Transfer Types:</text:p>
      <text:list xml:id="list461723853" text:style-name="L4">
        <text:list-item>
          <text:p text:style-name="P4">(V) Local to rsync over ssh</text:p>
        </text:list-item>
        <text:list-item>
          <text:p text:style-name="P4">Local to Local</text:p>
        </text:list-item>
        <text:list-item>
          <text:p text:style-name="P4">Local to remote windows share</text:p>
        </text:list-item>
      </text:list>
      <text:p text:style-name="Standard"/>
      <text:p text:style-name="Standard">User interaction:</text:p>
      <text:list xml:id="list1538540900" text:style-name="L5">
        <text:list-item>
          <text:p text:style-name="P5">Transparent large message : “Backup will start in n seconds and will slow down the computer a bit. Click HERE if you wish to delay the backup.”, Everything except the HERE button is click through. Window does not take focus, just displayed over everything else.</text:p>
        </text:list-item>
        <text:list-item>
          <text:p text:style-name="P5">Display backup porgress in small window, with a Cancel but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13:10:38</meta:creation-date>
    <dc:date>2010-03-22T19:02:22</dc:date>
    <meta:editing-duration>PT01H32M08S</meta:editing-duration>
    <meta:editing-cycles>8</meta:editing-cycles>
    <meta:generator>OpenOffice.org/3.1$Linux OpenOffice.org_project/310m19$Build-9420</meta:generator>
    <meta:document-statistic meta:table-count="0" meta:image-count="0" meta:object-count="0" meta:page-count="1" meta:paragraph-count="22" meta:word-count="138" meta:character-count="764"/>
  </office:meta>
</office:document-meta>
</file>